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Object 27/settings.xml"/>
  <manifest:file-entry manifest:media-type="text/xml" manifest:full-path="Object 27/content.xml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40/settings.xml"/>
  <manifest:file-entry manifest:media-type="text/xml" manifest:full-path="Object 40/content.xml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application/vnd.oasis.opendocument.formula" manifest:version="1.2" manifest:full-path="Object 40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41/settings.xml"/>
  <manifest:file-entry manifest:media-type="text/xml" manifest:full-path="Object 41/content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application/vnd.oasis.opendocument.formula" manifest:version="1.2" manifest:full-path="Object 41/"/>
  <manifest:file-entry manifest:media-type="text/xml" manifest:full-path="Object 42/settings.xml"/>
  <manifest:file-entry manifest:media-type="text/xml" manifest:full-path="Object 42/content.xml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application/vnd.oasis.opendocument.formula" manifest:version="1.2" manifest:full-path="Object 42/"/>
  <manifest:file-entry manifest:media-type="text/xml" manifest:full-path="Object 43/settings.xml"/>
  <manifest:file-entry manifest:media-type="text/xml" manifest:full-path="Object 43/content.xml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application/vnd.oasis.opendocument.formula" manifest:version="1.2" manifest:full-path="Object 43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text/xml" manifest:full-path="Object 44/settings.xml"/>
  <manifest:file-entry manifest:media-type="text/xml" manifest:full-path="Object 44/content.xml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application/vnd.oasis.opendocument.formula" manifest:version="1.2" manifest:full-path="Object 44/"/>
  <manifest:file-entry manifest:media-type="text/xml" manifest:full-path="Object 45/settings.xml"/>
  <manifest:file-entry manifest:media-type="text/xml" manifest:full-path="Object 45/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application/vnd.oasis.opendocument.formula" manifest:version="1.2" manifest:full-path="Object 45/"/>
  <manifest:file-entry manifest:media-type="text/xml" manifest:full-path="Object 46/settings.xml"/>
  <manifest:file-entry manifest:media-type="text/xml" manifest:full-path="Object 46/content.xml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application/vnd.oasis.opendocument.formula" manifest:version="1.2" manifest:full-path="Object 46/"/>
  <manifest:file-entry manifest:media-type="text/xml" manifest:full-path="Object 47/settings.xml"/>
  <manifest:file-entry manifest:media-type="text/xml" manifest:full-path="Object 47/content.xml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application/vnd.oasis.opendocument.formula" manifest:version="1.2" manifest:full-path="Object 47/"/>
  <manifest:file-entry manifest:media-type="text/xml" manifest:full-path="Object 48/settings.xml"/>
  <manifest:file-entry manifest:media-type="text/xml" manifest:full-path="Object 48/content.xml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application/vnd.oasis.opendocument.formula" manifest:version="1.2" manifest:full-path="Object 48/"/>
  <manifest:file-entry manifest:media-type="text/xml" manifest:full-path="Object 30/settings.xml"/>
  <manifest:file-entry manifest:media-type="text/xml" manifest:full-path="Object 30/content.xml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application/vnd.oasis.opendocument.formula" manifest:version="1.2" manifest:full-path="Object 31/"/>
  <manifest:file-entry manifest:media-type="text/xml" manifest:full-path="Object 32/settings.xml"/>
  <manifest:file-entry manifest:media-type="text/xml" manifest:full-path="Object 32/content.xml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application/vnd.oasis.opendocument.formula" manifest:version="1.2" manifest:full-path="Object 32/"/>
  <manifest:file-entry manifest:media-type="text/xml" manifest:full-path="Object 33/settings.xml"/>
  <manifest:file-entry manifest:media-type="text/xml" manifest:full-path="Object 33/content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application/vnd.oasis.opendocument.formula" manifest:version="1.2" manifest:full-path="Object 34/"/>
  <manifest:file-entry manifest:media-type="text/xml" manifest:full-path="Object 35/settings.xml"/>
  <manifest:file-entry manifest:media-type="text/xml" manifest:full-path="Object 35/content.xml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application/vnd.oasis.opendocument.formula" manifest:version="1.2" manifest:full-path="Object 35/"/>
  <manifest:file-entry manifest:media-type="text/xml" manifest:full-path="Object 36/settings.xml"/>
  <manifest:file-entry manifest:media-type="text/xml" manifest:full-path="Object 36/content.xml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application/vnd.oasis.opendocument.formula" manifest:version="1.2" manifest:full-path="Object 36/"/>
  <manifest:file-entry manifest:media-type="text/xml" manifest:full-path="Object 37/settings.xml"/>
  <manifest:file-entry manifest:media-type="text/xml" manifest:full-path="Object 37/content.xml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application/vnd.oasis.opendocument.formula" manifest:version="1.2" manifest:full-path="Object 37/"/>
  <manifest:file-entry manifest:media-type="text/xml" manifest:full-path="meta.xml"/>
  <manifest:file-entry manifest:media-type="text/xml" manifest:full-path="Object 38/settings.xml"/>
  <manifest:file-entry manifest:media-type="text/xml" manifest:full-path="Object 38/content.xml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application/vnd.oasis.opendocument.formula" manifest:version="1.2" manifest:full-path="Object 38/"/>
  <manifest:file-entry manifest:media-type="text/xml" manifest:full-path="Object 39/settings.xml"/>
  <manifest:file-entry manifest:media-type="text/xml" manifest:full-path="Object 39/content.xml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1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g>
            <draw:custom-shape draw:style-name="gr1" draw:text-style-name="P1" draw:layer="layout" svg:width="0.875cm" svg:height="0.875cm" svg:x="2.938cm" svg:y="2.26cm">
              <text:p/>
              <draw:enhanced-geometry svg:viewBox="0 0 21600 21600" draw:type="rectangle" draw:enhanced-path="M 0 0 L 21600 0 21600 21600 0 21600 0 0 Z N"/>
            </draw:custom-shape>
            <draw:frame draw:style-name="gr2" draw:layer="layout" svg:width="0.503cm" svg:height="0.474cm" svg:x="3.063cm" svg:y="2.411cm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draw:g>
          <draw:custom-shape draw:style-name="gr3" draw:text-style-name="P1" draw:layer="layout" svg:width="0.875cm" svg:height="0.875cm" svg:x="2.938cm" svg:y="2.2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375cm" svg:height="1cm" svg:x="4.313cm" svg:y="1.1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75cm" svg:height="1cm" svg:x="4.313cm" svg:y="1.135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0.426cm" svg:height="0.474cm" svg:x="4.313cm" svg:y="1.385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g>
          <draw:g>
            <draw:custom-shape draw:style-name="gr1" draw:text-style-name="P1" draw:layer="layout" svg:width="1cm" svg:height="1cm" svg:x="1.813cm" svg:y="1.135cm">
              <text:p/>
              <draw:enhanced-geometry svg:viewBox="0 0 21600 21600" draw:type="rectangle" draw:enhanced-path="M 0 0 L 21600 0 21600 21600 0 21600 0 0 Z N"/>
            </draw:custom-shape>
            <draw:frame draw:style-name="gr2" draw:layer="layout" svg:width="0.623cm" svg:height="0.474cm" svg:x="1.94cm" svg:y="1.385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draw:g>
          <draw:custom-shape draw:style-name="gr3" draw:text-style-name="P1" draw:layer="layout" svg:width="1cm" svg:height="1cm" svg:x="1.813cm" svg:y="1.13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4" draw:text-style-name="P1" draw:layer="layout" svg:width="0.875cm" svg:height="1cm" svg:x="2.938cm" svg:y="1.135cm">
              <text:p/>
              <draw:enhanced-geometry svg:viewBox="0 0 21600 21600" draw:type="rectangle" draw:enhanced-path="M 0 0 L 21600 0 21600 21600 0 21600 0 0 Z N"/>
            </draw:custom-shape>
            <draw:frame draw:style-name="gr2" draw:layer="layout" svg:width="0.944cm" svg:height="0.534cm" svg:x="2.869cm" svg:y="1.351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draw:g>
          <draw:custom-shape draw:style-name="gr3" draw:text-style-name="P1" draw:layer="layout" svg:width="0.875cm" svg:height="1cm" svg:x="2.938cm" svg:y="1.13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4" draw:text-style-name="P1" draw:layer="layout" svg:width="1cm" svg:height="0.875cm" svg:x="1.813cm" svg:y="2.26cm">
              <text:p/>
              <draw:enhanced-geometry svg:viewBox="0 0 21600 21600" draw:type="rectangle" draw:enhanced-path="M 0 0 L 21600 0 21600 21600 0 21600 0 0 Z N"/>
            </draw:custom-shape>
            <draw:frame draw:style-name="gr2" draw:layer="layout" svg:width="0.437cm" svg:height="0.474cm" svg:x="2.063cm" svg:y="2.411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draw:g>
          <draw:custom-shape draw:style-name="gr3" draw:text-style-name="P1" draw:layer="layout" svg:width="1cm" svg:height="0.875cm" svg:x="1.813cm" svg:y="2.2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375cm" svg:height="0.875cm" svg:x="4.313cm" svg:y="2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75cm" svg:height="0.875cm" svg:x="4.313cm" svg:y="2.26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0.46cm" svg:height="0.339cm" svg:x="4.313cm" svg:y="2.546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polyline draw:style-name="gr5" draw:text-style-name="P1" draw:layer="layout" svg:width="-0.249cm" svg:height="-2.249cm" svg:x="1.938cm" svg:y="3.26cm" svg:viewBox="0 0 -250 -2250" draw:points="0,2250 250,2250 250,0 0,0">
          <text:p/>
        </draw:polyline>
        <draw:polyline draw:style-name="gr5" draw:text-style-name="P1" draw:layer="layout" svg:width="0.249cm" svg:height="2.249cm" svg:x="3.688cm" svg:y="1.01cm" svg:viewBox="0 0 250 2250" draw:points="0,0 250,0 250,2250 0,2250">
          <text:p/>
        </draw:polyline>
        <draw:polyline draw:style-name="gr5" draw:text-style-name="P1" draw:layer="layout" svg:width="-0.124cm" svg:height="-2.249cm" svg:x="4.313cm" svg:y="3.26cm" svg:viewBox="0 0 -125 -2250" draw:points="0,2250 125,2250 125,0 0,0">
          <text:p/>
        </draw:polyline>
        <draw:polyline draw:style-name="gr5" draw:text-style-name="P1" draw:layer="layout" svg:width="0.124cm" svg:height="2.249cm" svg:x="4.688cm" svg:y="1.01cm" svg:viewBox="0 0 125 2250" draw:points="0,0 125,0 125,2250 0,2250">
          <text:p/>
        </draw:polyline>
        <draw:g>
          <draw:custom-shape draw:style-name="gr1" draw:text-style-name="P1" draw:layer="layout" svg:width="0.375cm" svg:height="1cm" svg:x="5.688cm" svg:y="1.1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75cm" svg:height="1cm" svg:x="5.688cm" svg:y="1.135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0.417cm" svg:height="0.474cm" svg:x="5.688cm" svg:y="1.385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g>
          <draw:custom-shape draw:style-name="gr1" draw:text-style-name="P1" draw:layer="layout" svg:width="0.375cm" svg:height="0.875cm" svg:x="5.688cm" svg:y="2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75cm" svg:height="0.875cm" svg:x="5.688cm" svg:y="2.26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0.438cm" svg:height="0.379cm" svg:x="5.688cm" svg:y="2.546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polyline draw:style-name="gr5" draw:text-style-name="P1" draw:layer="layout" svg:width="-0.124cm" svg:height="-2.249cm" svg:x="5.688cm" svg:y="3.26cm" svg:viewBox="0 0 -125 -2250" draw:points="0,2250 125,2250 125,0 0,0">
          <text:p/>
        </draw:polyline>
        <draw:polyline draw:style-name="gr5" draw:text-style-name="P1" draw:layer="layout" svg:width="0.124cm" svg:height="2.249cm" svg:x="6.063cm" svg:y="1.01cm" svg:viewBox="0 0 125 2250" draw:points="0,0 125,0 125,2250 0,2250">
          <text:p/>
        </draw:polyline>
        <draw:frame draw:style-name="gr6" draw:text-style-name="P2" draw:layer="layout" svg:width="0.748cm" svg:height="0.725cm" svg:x="4.813cm" svg:y="1.785cm">
          <draw:text-box>
            <text:p text:style-name="P2"><text:span text:style-name="T1">=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2cm" svg:height="0.625cm" svg:x="15.813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0.625cm" svg:x="13.813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0.625cm" svg:x="10.313cm" svg:y="0.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2.5cm" svg:x="10.313cm" svg:y="8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2cm" svg:x="10.313cm" svg:y="6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3.5cm" svg:x="10.313cm" svg:y="1.1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368cm" svg:height="0.594cm" svg:x="10.695cm" svg:y="7.29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3.033cm" svg:height="0.593cm" svg:x="10.438cm" svg:y="2.292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1" draw:text-style-name="P1" draw:layer="layout" svg:width="2cm" svg:height="2cm" svg:x="13.813cm" svg:y="4.6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996cm" svg:height="0.594cm" svg:x="13.817cm" svg:y="5.2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1" draw:text-style-name="P1" draw:layer="layout" svg:width="2cm" svg:height="2cm" svg:x="15.813cm" svg:y="6.6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083cm" svg:height="0.594cm" svg:x="15.813cm" svg:y="7.29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4" draw:text-style-name="P1" draw:layer="layout" svg:width="2.5cm" svg:height="2.5cm" svg:x="17.813cm" svg:y="8.6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931cm" svg:height="0.607cm" svg:x="18.007cm" svg:y="9.528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custom-shape draw:style-name="gr4" draw:text-style-name="P1" draw:layer="layout" svg:width="2cm" svg:height="2.5cm" svg:x="13.813cm" svg:y="8.63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696cm" svg:height="0.725cm" svg:x="17.813cm" svg:y="3.76cm">
          <draw:text-box>
            <text:p><text:span text:style-name="T1">(-sym)</text:span></text:p>
          </draw:text-box>
        </draw:frame>
        <draw:custom-shape draw:style-name="gr3" draw:text-style-name="P1" draw:layer="layout" svg:width="10cm" svg:height="10cm" svg:x="10.313cm" svg:y="1.1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813cm" svg:height="0.607cm" svg:x="13.817cm" svg:y="9.541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1.81cm" svg:height="0.607cm" svg:x="11.063cm" svg:y="9.52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4" draw:text-style-name="P1" draw:layer="layout" svg:width="3.5cm" svg:height="3.5cm" svg:x="2.313cm" svg:y="0.8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0.635cm" svg:x="10.313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.313cm" svg:y1="0.885cm" svg:x2="5.813cm" svg:y2="4.385cm">
          <text:p/>
        </draw:line>
        <draw:g>
          <draw:custom-shape draw:style-name="gr4" draw:text-style-name="P1" draw:layer="layout" svg:width="2cm" svg:height="2cm" svg:x="5.813cm" svg:y="4.8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.5cm" svg:height="2cm" svg:x="2.313cm" svg:y="4.88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5.813cm" svg:y1="4.885cm" svg:x2="7.813cm" svg:y2="6.885cm">
            <text:p/>
          </draw:line>
        </draw:g>
        <draw:g>
          <draw:custom-shape draw:style-name="gr4" draw:text-style-name="P1" draw:layer="layout" svg:width="2cm" svg:height="2cm" svg:x="15.813cm" svg:y="11.6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5cm" svg:height="2cm" svg:x="15.813cm" svg:y="11.63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5.813cm" svg:y1="11.635cm" svg:x2="17.813cm" svg:y2="13.635cm">
            <text:p/>
          </draw:line>
        </draw:g>
        <draw:g>
          <draw:custom-shape draw:style-name="gr4" draw:text-style-name="P1" draw:layer="layout" svg:width="2.5cm" svg:height="2.5cm" svg:x="17.813cm" svg:y="14.1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5cm" svg:height="2.5cm" svg:x="15.813cm" svg:y="14.13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7.813cm" svg:y1="14.135cm" svg:x2="20.313cm" svg:y2="16.635cm">
            <text:p/>
          </draw:line>
        </draw:g>
        <draw:frame draw:style-name="gr2" draw:layer="layout" svg:width="0.705cm" svg:height="0.533cm" svg:x="1.188cm" svg:y="2.385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0.704cm" svg:height="0.534cm" svg:x="0.984cm" svg:y="5.476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0.669cm" svg:height="0.534cm" svg:x="11.644cm" svg:y="0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" draw:layer="layout" svg:width="0.676cm" svg:height="0.534cm" svg:x="14.563cm" svg:y="0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custom-shape draw:style-name="gr1" draw:text-style-name="P1" draw:layer="layout" svg:width="3.5cm" svg:height="3.5cm" svg:x="1.688cm" svg:y="7.6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935cm" svg:height="0.593cm" svg:x="2.253cm" svg:y="8.917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1" draw:text-style-name="P1" draw:layer="layout" svg:width="3.5cm" svg:height="3.5cm" svg:x="1.813cm" svg:y="12.1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033cm" svg:height="0.593cm" svg:x="3.188cm" svg:y="14.51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custom-shape draw:style-name="gr3" draw:text-style-name="P1" draw:layer="layout" svg:width="5.5cm" svg:height="5.5cm" svg:x="1.813cm" svg:y="12.1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3.5cm" svg:x="1.688cm" svg:y="7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5.813cm" svg:y="7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1.813cm" svg:y="15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5.5cm" svg:x="8.313cm" svg:y="12.1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5.813cm" svg:y="7.6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996cm" svg:height="0.594cm" svg:x="9.942cm" svg:y="14.51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2" draw:layer="layout" svg:width="0.895cm" svg:height="0.534cm" svg:x="6.418cm" svg:y="8.351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custom-shape draw:style-name="gr3" draw:text-style-name="P1" draw:layer="layout" svg:width="5.5cm" svg:height="3.5cm" svg:x="2.313cm" svg:y="0.88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4" draw:text-style-name="P1" draw:layer="layout" svg:width="3.5cm" svg:height="2.5cm" svg:x="10.313cm" svg:y="8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2cm" svg:x="10.313cm" svg:y="6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3.5cm" svg:x="10.313cm" svg:y="1.1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368cm" svg:height="0.594cm" svg:x="10.695cm" svg:y="7.29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3.033cm" svg:height="0.593cm" svg:x="10.438cm" svg:y="2.292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1" draw:text-style-name="P1" draw:layer="layout" svg:width="2cm" svg:height="2cm" svg:x="13.813cm" svg:y="4.6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996cm" svg:height="0.594cm" svg:x="13.817cm" svg:y="5.2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1" draw:text-style-name="P1" draw:layer="layout" svg:width="2cm" svg:height="2cm" svg:x="15.813cm" svg:y="6.6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083cm" svg:height="0.594cm" svg:x="15.813cm" svg:y="7.291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4" draw:text-style-name="P1" draw:layer="layout" svg:width="2.5cm" svg:height="2.5cm" svg:x="17.813cm" svg:y="8.6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931cm" svg:height="0.607cm" svg:x="18.007cm" svg:y="9.528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4" draw:text-style-name="P1" draw:layer="layout" svg:width="2cm" svg:height="2.5cm" svg:x="13.813cm" svg:y="8.63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696cm" svg:height="0.725cm" svg:x="17.813cm" svg:y="3.76cm">
          <draw:text-box>
            <text:p><text:span text:style-name="T1">(-sym)</text:span></text:p>
          </draw:text-box>
        </draw:frame>
        <draw:custom-shape draw:style-name="gr3" draw:text-style-name="P1" draw:layer="layout" svg:width="10cm" svg:height="10cm" svg:x="10.313cm" svg:y="1.1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813cm" svg:height="0.607cm" svg:x="13.817cm" svg:y="9.541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1.81cm" svg:height="0.607cm" svg:x="11.063cm" svg:y="9.528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g>
          <draw:custom-shape draw:style-name="gr4" draw:text-style-name="P1" draw:layer="layout" svg:width="3.5cm" svg:height="3.5cm" svg:x="2.313cm" svg:y="0.8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.5cm" svg:height="3.5cm" svg:x="2.313cm" svg:y="0.88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2.313cm" svg:y1="0.885cm" svg:x2="5.813cm" svg:y2="4.385cm">
            <text:p/>
          </draw:line>
        </draw:g>
        <draw:g>
          <draw:custom-shape draw:style-name="gr4" draw:text-style-name="P1" draw:layer="layout" svg:width="2cm" svg:height="2cm" svg:x="5.813cm" svg:y="4.8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.5cm" svg:height="2cm" svg:x="2.313cm" svg:y="4.88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5.813cm" svg:y1="4.885cm" svg:x2="7.813cm" svg:y2="6.885cm">
            <text:p/>
          </draw:line>
        </draw:g>
        <draw:frame draw:style-name="gr2" xml:id="id1" draw:id="id1" draw:layer="layout" svg:width="0.669cm" svg:height="0.534cm" svg:x="2.939cm" svg:y="12.135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xml:id="id5" draw:id="id5" draw:layer="layout" svg:width="0.669cm" svg:height="0.534cm" svg:x="5.439cm" svg:y="14.476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xml:id="id4" draw:id="id4" draw:layer="layout" svg:width="0.68cm" svg:height="0.534cm" svg:x="5.439cm" svg:y="12.135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xml:id="id3" draw:id="id3" draw:layer="layout" svg:width="0.66cm" svg:height="0.534cm" svg:x="2.939cm" svg:y="15.101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" xml:id="id2" draw:id="id2" draw:layer="layout" svg:width="0.669cm" svg:height="0.534cm" svg:x="2.939cm" svg:y="13.60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xml:id="id8" draw:id="id8" draw:layer="layout" svg:width="0.878cm" svg:height="0.534cm" svg:x="1.564cm" svg:y="13.601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xml:id="id9" draw:id="id9" draw:layer="layout" svg:width="0.876cm" svg:height="0.479cm" svg:x="1.563cm" svg:y="15.135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xml:id="id6" draw:id="id6" draw:layer="layout" svg:width="0.906cm" svg:height="0.534cm" svg:x="6.689cm" svg:y="12.135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xml:id="id7" draw:id="id7" draw:layer="layout" svg:width="0.799cm" svg:height="0.528cm" svg:x="6.765cm" svg:y="14.482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connector draw:style-name="gr7" draw:text-style-name="P3" draw:layer="layout" draw:type="line" svg:x1="3.273cm" svg:y1="12.669cm" svg:x2="3.273cm" svg:y2="13.601cm" draw:start-shape="id1" draw:start-glue-point="2" draw:end-shape="id2" draw:end-glue-point="0" svg:d="m3273 12669v932">
          <text:p/>
        </draw:connector>
        <draw:connector draw:style-name="gr7" draw:text-style-name="P3" draw:layer="layout" draw:type="line" svg:x1="3.273cm" svg:y1="14.135cm" svg:x2="3.269cm" svg:y2="15.101cm" draw:start-shape="id2" draw:start-glue-point="2" draw:end-shape="id3" draw:end-glue-point="0" svg:d="m3273 14135-4 966">
          <text:p/>
        </draw:connector>
        <draw:connector draw:style-name="gr7" draw:text-style-name="P3" draw:layer="layout" draw:type="line" svg:x1="5.779cm" svg:y1="12.669cm" svg:x2="5.773cm" svg:y2="14.476cm" draw:start-shape="id4" draw:end-shape="id5" draw:end-glue-point="0" svg:d="m5779 12669-6 1807">
          <text:p/>
        </draw:connector>
        <draw:connector draw:style-name="gr5" draw:text-style-name="P3" draw:layer="layout" draw:type="line" svg:x1="6.119cm" svg:y1="12.402cm" svg:x2="6.689cm" svg:y2="12.402cm" draw:start-shape="id4" draw:start-glue-point="1" draw:end-shape="id6" draw:end-glue-point="3" svg:d="m6119 12402h570">
          <text:p/>
        </draw:connector>
        <draw:connector draw:style-name="gr5" draw:text-style-name="P3" draw:layer="layout" draw:type="line" svg:x1="6.108cm" svg:y1="14.743cm" svg:x2="6.765cm" svg:y2="14.746cm" draw:start-shape="id5" draw:start-glue-point="1" draw:end-shape="id7" draw:end-glue-point="3" svg:d="m6108 14743 657 3">
          <text:p/>
        </draw:connector>
        <draw:connector draw:style-name="gr5" draw:text-style-name="P3" draw:layer="layout" draw:type="line" svg:x1="2.939cm" svg:y1="13.868cm" svg:x2="2.442cm" svg:y2="13.868cm" draw:start-shape="id2" draw:start-glue-point="3" draw:end-shape="id8" draw:end-glue-point="1" svg:d="m2939 13868h-497">
          <text:p/>
        </draw:connector>
        <draw:connector draw:style-name="gr5" draw:text-style-name="P3" draw:layer="layout" draw:type="line" svg:x1="2.939cm" svg:y1="15.368cm" svg:x2="2.439cm" svg:y2="15.374cm" draw:start-shape="id3" draw:start-glue-point="3" draw:end-shape="id9" svg:d="m2939 15368-500 6">
          <text:p/>
        </draw:connector>
        <draw:connector draw:style-name="gr7" draw:text-style-name="P3" draw:layer="layout" draw:type="line" svg:x1="3.273cm" svg:y1="12.669cm" svg:x2="5.773cm" svg:y2="14.476cm" draw:start-shape="id1" draw:start-glue-point="2" draw:end-shape="id5" draw:end-glue-point="0" svg:d="m3273 12669 2500 1807">
          <text:p/>
        </draw:connector>
        <draw:g>
          <draw:custom-shape draw:style-name="gr4" draw:text-style-name="P1" draw:layer="layout" svg:width="2cm" svg:height="2cm" svg:x="15.813cm" svg:y="11.6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5cm" svg:height="2cm" svg:x="15.813cm" svg:y="11.63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5.813cm" svg:y1="11.635cm" svg:x2="17.813cm" svg:y2="13.635cm">
            <text:p/>
          </draw:line>
        </draw:g>
        <draw:g>
          <draw:custom-shape draw:style-name="gr4" draw:text-style-name="P1" draw:layer="layout" svg:width="2.5cm" svg:height="2.5cm" svg:x="17.813cm" svg:y="14.1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5cm" svg:height="2.5cm" svg:x="15.813cm" svg:y="14.13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7.813cm" svg:y1="14.135cm" svg:x2="20.313cm" svg:y2="16.635cm">
            <text:p/>
          </draw:line>
        </draw:g>
        <draw:frame draw:style-name="gr2" draw:layer="layout" svg:width="0.705cm" svg:height="0.533cm" svg:x="1.188cm" svg:y="2.385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layer="layout" svg:width="0.704cm" svg:height="0.534cm" svg:x="0.984cm" svg:y="5.476cm">
          <draw:object xlink:href="./Object 36" xlink:type="simple" xlink:show="embed" xlink:actuate="onLoad"/>
          <draw:image xlink:href="./ObjectReplacements/Object 36" xlink:type="simple" xlink:show="embed" xlink:actuate="onLoad"/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35cm" fo:margin-bottom="1.486cm" fo:margin-left="0.313cm" fo:margin-right="0.36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faure </meta:initial-creator>
    <meta:creation-date>2012-04-19T16:46:23</meta:creation-date>
    <dc:date>2012-04-23T16:06:20</dc:date>
    <dc:creator>ffaure </dc:creator>
    <meta:editing-duration>PT1H15M52S</meta:editing-duration>
    <meta:editing-cycles>9</meta:editing-cycles>
    <meta:generator>LibreOffice/3.4$Unix LibreOffice_project/340m1$Build-402</meta:generator>
    <meta:document-statistic meta:object-count="145"/>
  </office:meta>
</office:document-meta>
</file>

<file path=Object 1/content.xml><?xml version="1.0" encoding="utf-8"?>
<math xmlns="http://www.w3.org/1998/Math/MathML">
  <semantics>
    <mrow>
      <mi>M</mi>
    </mrow>
    <annotation encoding="StarMath 5.0">M</annotation>
  </semantics>
</math>
</file>

<file path=Object 14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J</mi>
        <mrow>
          <mi mathvariant="italic">c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%alpha 0}^{T}J_{cb}J_{ba}J_{a0}</annotation>
  </semantics>
</math>
</file>

<file path=Object 15/content.xml><?xml version="1.0" encoding="utf-8"?>
<math xmlns="http://www.w3.org/1998/Math/MathML">
  <semantics>
    <mrow>
      <msubsup>
        <mi>J</mi>
        <mrow>
          <mi mathvariant="italic">a0</mi>
        </mrow>
        <mrow>
          <mi>T</mi>
        </mrow>
      </msubsup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a0}^{T}J_{ba}^{T}M_{bb}J_{ba}J_{a0}</annotation>
  </semantics>
</math>
</file>

<file path=Object 16/content.xml><?xml version="1.0" encoding="utf-8"?>
<math xmlns="http://www.w3.org/1998/Math/MathML">
  <semantics>
    <mrow>
      <msubsup>
        <mi>J</mi>
        <mrow>
          <mi mathvariant="italic">d0</mi>
        </mrow>
        <mrow>
          <mi>T</mi>
        </mrow>
      </msubsup>
      <msub>
        <mi>M</mi>
        <mrow>
          <mi mathvariant="italic">dd</mi>
        </mrow>
      </msub>
      <msub>
        <mi>J</mi>
        <mrow>
          <mi mathvariant="italic">d0</mi>
        </mrow>
      </msub>
    </mrow>
    <annotation encoding="StarMath 5.0">J_{d0}^{T}M_{dd}J_{d0}</annotation>
  </semantics>
</math>
</file>

<file path=Object 19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J</mi>
        <mrow>
          <mi mathvariant="italic">c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%alpha 0}^{T}J_{cb}J_{ba}J_{a0}</annotation>
  </semantics>
</math>
</file>

<file path=Object 2/content.xml><?xml version="1.0" encoding="utf-8"?>
<math xmlns="http://www.w3.org/1998/Math/MathML">
  <semantics>
    <mrow>
      <mi>J</mi>
    </mrow>
    <annotation encoding="StarMath 5.0">J</annotation>
  </semantics>
</math>
</file>

<file path=Object 20/content.xml><?xml version="1.0" encoding="utf-8"?>
<math xmlns="http://www.w3.org/1998/Math/MathML">
  <semantics>
    <mrow>
      <msubsup>
        <mi>J</mi>
        <mrow>
          <mi mathvariant="italic">a0</mi>
        </mrow>
        <mrow>
          <mi>T</mi>
        </mrow>
      </msubsup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a0}^{T}J_{ba}^{T}M_{bb}J_{ba}J_{a0}</annotation>
  </semantics>
</math>
</file>

<file path=Object 21/content.xml><?xml version="1.0" encoding="utf-8"?>
<math xmlns="http://www.w3.org/1998/Math/MathML">
  <semantics>
    <mrow>
      <msubsup>
        <mi>J</mi>
        <mrow>
          <mi mathvariant="italic">d0</mi>
        </mrow>
        <mrow>
          <mi>T</mi>
        </mrow>
      </msubsup>
      <msub>
        <mi>M</mi>
        <mrow>
          <mi mathvariant="italic">dd</mi>
        </mrow>
      </msub>
      <msub>
        <mi>J</mi>
        <mrow>
          <mi mathvariant="italic">d0</mi>
        </mrow>
      </msub>
    </mrow>
    <annotation encoding="StarMath 5.0">J_{d0}^{T}M_{dd}J_{d0}</annotation>
  </semantics>
</math>
</file>

<file path=Object 22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C</mi>
        <mrow>
          <mo stretchy="false">α</mo>
          <mo stretchy="false">α</mo>
        </mrow>
      </msub>
      <msub>
        <mi>J</mi>
        <mrow>
          <mo stretchy="false">α</mo>
          <mn>0</mn>
        </mrow>
      </msub>
    </mrow>
    <annotation encoding="StarMath 5.0">J_{%alpha 0}^{T}C_{%alpha %alpha}J_{%alpha 0}</annotation>
  </semantics>
</math>
</file>

<file path=Object 23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C</mi>
        <mrow>
          <mo stretchy="false">β</mo>
          <mo stretchy="false">β</mo>
        </mrow>
      </msub>
      <msub>
        <mi>J</mi>
        <mrow>
          <mo stretchy="false">β</mo>
          <mn>0</mn>
        </mrow>
      </msub>
    </mrow>
    <annotation encoding="StarMath 5.0">J_{%beta 0}^{T}C_{%beta %beta}J_{%beta 0}</annotation>
  </semantics>
</math>
</file>

<file path=Object 24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d</mi>
        </mrow>
      </msub>
      <msub>
        <mi>J</mi>
        <mrow>
          <mi mathvariant="italic">d0</mi>
        </mrow>
      </msub>
    </mrow>
    <annotation encoding="StarMath 5.0">J_{%beta 0}^{T}J_{ed}J_{d0}</annotation>
  </semantics>
</math>
</file>

<file path=Object 25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a</mi>
        </mrow>
      </msub>
      <msub>
        <mi>J</mi>
        <mrow>
          <mi mathvariant="italic">a0</mi>
        </mrow>
      </msub>
    </mrow>
    <annotation encoding="StarMath 5.0">J_{%beta 0}^{T}J_{ea}J_{a0}</annotation>
  </semantics>
</math>
</file>

<file path=Object 26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27/content.xml><?xml version="1.0" encoding="utf-8"?>
<math xmlns="http://www.w3.org/1998/Math/MathML">
  <semantics>
    <mrow>
      <msub>
        <mi>X</mi>
        <mi>e</mi>
      </msub>
    </mrow>
    <annotation encoding="StarMath 5.0">X_e</annotation>
  </semantics>
</math>
</file>

<file path=Object 28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29/content.xml><?xml version="1.0" encoding="utf-8"?>
<math xmlns="http://www.w3.org/1998/Math/MathML">
  <semantics>
    <mrow>
      <msub>
        <mi>X</mi>
        <mi>c</mi>
      </msub>
    </mrow>
    <annotation encoding="StarMath 5.0">X_c</annotation>
  </semantics>
</math>
</file>

<file path=Object 3/content.xml><?xml version="1.0" encoding="utf-8"?>
<math xmlns="http://www.w3.org/1998/Math/MathML">
  <semantics>
    <mrow>
      <mi>a</mi>
    </mrow>
    <annotation encoding="StarMath 5.0">a</annotation>
  </semantics>
</math>
</file>

<file path=Object 30/content.xml><?xml version="1.0" encoding="utf-8"?>
<math xmlns="http://www.w3.org/1998/Math/MathML">
  <semantics>
    <mrow>
      <msub>
        <mi>X</mi>
        <mi>b</mi>
      </msub>
    </mrow>
    <annotation encoding="StarMath 5.0">X_b</annotation>
  </semantics>
</math>
</file>

<file path=Object 31/content.xml><?xml version="1.0" encoding="utf-8"?>
<math xmlns="http://www.w3.org/1998/Math/MathML">
  <semantics>
    <mrow>
      <msub>
        <mi>M</mi>
        <mrow>
          <mi mathvariant="italic">bb</mi>
        </mrow>
      </msub>
    </mrow>
    <annotation encoding="StarMath 5.0">M_{bb}</annotation>
  </semantics>
</math>
</file>

<file path=Object 32/content.xml><?xml version="1.0" encoding="utf-8"?>
<math xmlns="http://www.w3.org/1998/Math/MathML">
  <semantics>
    <mrow>
      <msub>
        <mi>C</mi>
        <mrow>
          <mo stretchy="false">α</mo>
          <mo stretchy="false">α</mo>
        </mrow>
      </msub>
    </mrow>
    <annotation encoding="StarMath 5.0">C_{%alpha %alpha}</annotation>
  </semantics>
</math>
</file>

<file path=Object 33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34/content.xml><?xml version="1.0" encoding="utf-8"?>
<math xmlns="http://www.w3.org/1998/Math/MathML">
  <semantics>
    <mrow>
      <msub>
        <mi>C</mi>
        <mrow>
          <mo stretchy="false">β</mo>
          <mo stretchy="false">β</mo>
        </mrow>
      </msub>
    </mrow>
    <annotation encoding="StarMath 5.0">C_{%beta %beta}</annotation>
  </semantics>
</math>
</file>

<file path=Object 35/content.xml><?xml version="1.0" encoding="utf-8"?>
<math xmlns="http://www.w3.org/1998/Math/MathML">
  <semantics>
    <mrow>
      <msub>
        <mi>J</mi>
        <mrow>
          <mi mathvariant="italic">a0</mi>
        </mrow>
      </msub>
    </mrow>
    <annotation encoding="StarMath 5.0">J_{a0}</annotation>
  </semantics>
</math>
</file>

<file path=Object 36/content.xml><?xml version="1.0" encoding="utf-8"?>
<math xmlns="http://www.w3.org/1998/Math/MathML">
  <semantics>
    <mrow>
      <msub>
        <mi>J</mi>
        <mrow>
          <mi mathvariant="italic">d0</mi>
        </mrow>
      </msub>
    </mrow>
    <annotation encoding="StarMath 5.0">J_{d0}</annotation>
  </semantics>
</math>
</file>

<file path=Object 37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C</mi>
        <mrow>
          <mo stretchy="false">α</mo>
          <mo stretchy="false">α</mo>
        </mrow>
      </msub>
      <msub>
        <mi>J</mi>
        <mrow>
          <mo stretchy="false">α</mo>
          <mn>0</mn>
        </mrow>
      </msub>
    </mrow>
    <annotation encoding="StarMath 5.0">J_{%alpha 0}^{T}C_{%alpha %alpha}J_{%alpha 0}</annotation>
  </semantics>
</math>
</file>

<file path=Object 38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C</mi>
        <mrow>
          <mo stretchy="false">β</mo>
          <mo stretchy="false">β</mo>
        </mrow>
      </msub>
      <msub>
        <mi>J</mi>
        <mrow>
          <mo stretchy="false">β</mo>
          <mn>0</mn>
        </mrow>
      </msub>
    </mrow>
    <annotation encoding="StarMath 5.0">J_{%beta 0}^{T}C_{%beta %beta}J_{%beta 0}</annotation>
  </semantics>
</math>
</file>

<file path=Object 39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d</mi>
        </mrow>
      </msub>
      <msub>
        <mi>J</mi>
        <mrow>
          <mi mathvariant="italic">d0</mi>
        </mrow>
      </msub>
    </mrow>
    <annotation encoding="StarMath 5.0">J_{%beta 0}^{T}J_{ed}J_{d0}</annotation>
  </semantics>
</math>
</file>

<file path=Object 4/content.xml><?xml version="1.0" encoding="utf-8"?>
<math xmlns="http://www.w3.org/1998/Math/MathML">
  <semantics>
    <mrow>
      <mrow>
        <mo stretchy="false">−</mo>
        <msup>
          <mi>J</mi>
          <mi>T</mi>
        </msup>
      </mrow>
    </mrow>
    <annotation encoding="StarMath 5.0">-J^T</annotation>
  </semantics>
</math>
</file>

<file path=Object 40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a</mi>
        </mrow>
      </msub>
      <msub>
        <mi>J</mi>
        <mrow>
          <mi mathvariant="italic">a0</mi>
        </mrow>
      </msub>
    </mrow>
    <annotation encoding="StarMath 5.0">J_{%beta 0}^{T}J_{ea}J_{a0}</annotation>
  </semantics>
</math>
</file>

<file path=Object 41/content.xml><?xml version="1.0" encoding="utf-8"?>
<math xmlns="http://www.w3.org/1998/Math/MathML">
  <semantics>
    <mrow>
      <msub>
        <mi>J</mi>
        <mrow>
          <mi mathvariant="italic">a0</mi>
        </mrow>
      </msub>
    </mrow>
    <annotation encoding="StarMath 5.0">J_{a0}</annotation>
  </semantics>
</math>
</file>

<file path=Object 42/content.xml><?xml version="1.0" encoding="utf-8"?>
<math xmlns="http://www.w3.org/1998/Math/MathML">
  <semantics>
    <mrow>
      <msub>
        <mi>J</mi>
        <mrow>
          <mi mathvariant="italic">d0</mi>
        </mrow>
      </msub>
    </mrow>
    <annotation encoding="StarMath 5.0">J_{d0}</annotation>
  </semantics>
</math>
</file>

<file path=Object 43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44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45/content.xml><?xml version="1.0" encoding="utf-8"?>
<math xmlns="http://www.w3.org/1998/Math/MathML">
  <semantics>
    <mrow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</mrow>
    <annotation encoding="StarMath 5.0">J_{ba}^{T}M_{bb}J_{ba}</annotation>
  </semantics>
</math>
</file>

<file path=Object 46/content.xml><?xml version="1.0" encoding="utf-8"?>
<math xmlns="http://www.w3.org/1998/Math/MathML">
  <semantics>
    <mrow>
      <msubsup>
        <mi>J</mi>
        <mrow>
          <mi mathvariant="italic">a0</mi>
        </mrow>
        <mrow>
          <mi>T</mi>
        </mrow>
      </msubsup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a0}^{T}J_{ba}^{T}M_{bb}J_{ba}J_{a0}</annotation>
  </semantics>
</math>
</file>

<file path=Object 47/content.xml><?xml version="1.0" encoding="utf-8"?>
<math xmlns="http://www.w3.org/1998/Math/MathML">
  <semantics>
    <mrow>
      <msubsup>
        <mi>J</mi>
        <mrow>
          <mi mathvariant="italic">d0</mi>
        </mrow>
        <mrow>
          <mi>T</mi>
        </mrow>
      </msubsup>
      <msub>
        <mi>M</mi>
        <mrow>
          <mi mathvariant="italic">dd</mi>
        </mrow>
      </msub>
      <msub>
        <mi>J</mi>
        <mrow>
          <mi mathvariant="italic">d0</mi>
        </mrow>
      </msub>
    </mrow>
    <annotation encoding="StarMath 5.0">J_{d0}^{T}M_{dd}J_{d0}</annotation>
  </semantics>
</math>
</file>

<file path=Object 48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5/content.xml><?xml version="1.0" encoding="utf-8"?>
<math xmlns="http://www.w3.org/1998/Math/MathML">
  <semantics>
    <mrow>
      <mi>C</mi>
    </mrow>
    <annotation encoding="StarMath 5.0">C</annotation>
  </semantics>
</math>
</file>

<file path=Object 6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7/content.xml><?xml version="1.0" encoding="utf-8"?>
<math xmlns="http://www.w3.org/1998/Math/MathML">
  <semantics>
    <mrow>
      <mi>f</mi>
    </mrow>
    <annotation encoding="StarMath 5.0">f</annotation>
  </semantics>
</math>
</file>

<file path=Object 8/content.xml><?xml version="1.0" encoding="utf-8"?>
<math xmlns="http://www.w3.org/1998/Math/MathML">
  <semantics>
    <mrow>
      <mo stretchy="false">ϕ</mo>
    </mrow>
    <annotation encoding="StarMath 5.0">%phi</annotation>
  </semantics>
</math>
</file>